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ntered_ion" table:style-name="ta1">
        <table:shapes>
          <draw:frame draw:z-index="0" draw:style-name="gr1" draw:text-style-name="P1" svg:width="351.21pt" svg:height="202.54pt" svg:x="27.33pt" svg:y="197.26pt">
            <draw:object draw:notify-on-update-of-ranges="centered_ion.A6:centered_ion.A8 centered_ion.E6:centered_ion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7.6pt" svg:height="207.04pt" svg:x="480.76pt" svg:y="194.26pt">
            <draw:object draw:notify-on-update-of-ranges="centered_ion.G6:centered_ion.G8 centered_ion.L6:centered_ion.L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 = 20 [A]</text:p>
          </table:table-cell>
          <table:table-cell office:value-type="string" calcext:value-type="string">
            <text:p>E_w = 80</text:p>
          </table:table-cell>
          <table:table-cell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6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/>
          <table:table-cell table:number-columns-repeated="2"/>
        </table:table-row>
        <table:table-row table:style-name="ro1">
          <table:table-cell table:style-name="ce1" office:value-type="string" calcext:value-type="string" table:number-columns-spanned="12" table:number-rows-spanned="1">
            <text:p>Energías de Solvatación [kcal/mol]</text:p>
          </table:table-cell>
          <table:covered-table-cell/>
          <table:covered-table-cell table:style-name="ce4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office:value-type="string" calcext:value-type="string">
            <text:p>Pygbe</text:p>
          </table:table-cell>
          <table:table-cell/>
          <table:table-cell office:value-type="string" calcext:value-type="string">
            <text:p>Pygbe + me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</table:table-row>
        <table:table-row table:style-name="ro1">
          <table:table-cell table:style-name="ce2" table:number-columns-repeated="2"/>
          <table:table-cell table:number-columns-repeated="4"/>
          <table:table-cell table:style-name="ce2" office:value-type="string" calcext:value-type="string">
            <text:p>dx [A]</text:p>
          </table:table-cell>
          <table:table-cell table:style-name="ce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office:value-type="float" office:value="-9.910406" calcext:value-type="float">
            <text:p>-9.910406</text:p>
          </table:table-cell>
          <table:table-cell/>
          <table:table-cell office:value-type="float" office:value="4.504259" calcext:value-type="float">
            <text:p>4.504259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/>
          <table:table-cell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J6]+[.H6]" office:value-type="float" office:value="4.763693291" calcext:value-type="float">
            <text:p>4.763693291</text:p>
          </table:table-cell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office:value-type="float" office:value="-9.880802" calcext:value-type="float">
            <text:p>-9.880802</text:p>
          </table:table-cell>
          <table:table-cell/>
          <table:table-cell office:value-type="float" office:value="4.70407" calcext:value-type="float">
            <text:p>4.70407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/>
          <table:table-cell office:value-type="float" office:value="14.6755905" calcext:value-type="float">
            <text:p>14.6755905</text:p>
          </table:table-cell>
          <table:table-cell table:style-name="ce2"/>
          <table:table-cell table:style-name="ce2" table:formula="of:=[.J7]+[.H7]" office:value-type="float" office:value="4.78336182" calcext:value-type="float">
            <text:p>4.78336182</text:p>
          </table:table-cell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office:value-type="float" office:value="-9.868146" calcext:value-type="float">
            <text:p>-9.868146</text:p>
          </table:table-cell>
          <table:table-cell/>
          <table:table-cell office:value-type="float" office:value="4.836144" calcext:value-type="float">
            <text:p>4.836144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/>
          <table:table-cell office:value-type="float" office:value="14.662349" calcext:value-type="float">
            <text:p>14.662349</text:p>
          </table:table-cell>
          <table:table-cell table:style-name="ce2"/>
          <table:table-cell table:style-name="ce2" table:formula="of:=[.J8]+[.H8]" office:value-type="float" office:value="4.789283" calcext:value-type="float">
            <text:p>4.789283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5.09366266005286" calcext:value-type="float">
            <text:p>5.09366266005286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L6]*[.L8]-[.L7]*[.L7])/([.L6]+[.L8]-2*[.L7])" office:value-type="float" office:value="4.79183333698428" calcext:value-type="float">
            <text:p>4.79183333698428</text:p>
          </table:table-cell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2)" office:value-type="float" office:value="-0.597289522051402" calcext:value-type="float">
            <text:p>-0.597289522051402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L8]-[.L7])/([.L7]-[.L6]))/LN(2)" office:value-type="float" office:value="-1.73193244664388" calcext:value-type="float">
            <text:p>-1.73193244664388</text:p>
          </table:table-cell>
        </table:table-row>
        <table:table-row table:style-name="ro1">
          <table:table-cell table:number-columns-repeated="2"/>
          <table:table-cell table:style-name="Default" table:formula="of:=LN(([.C8]-[.C7])/([.C7]-[.C6]))/LN(0.5)" office:value-type="float" office:value="1.22597061654855" calcext:value-type="float">
            <text:p>1.22597061654855</text:p>
          </table:table-cell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 table:style-name="Default"/>
          <table:table-cell table:style-name="Default" table:formula="of:=(([.E10]/[.L10])-1)*100" office:value-type="float" office:value="6.2988276478442" calcext:value-type="float">
            <text:p>6.2988276478442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</table:table-row>
      </table:table>
      <table:named-expressions/>
      <table:database-ranges>
        <table:database-range table:name="__Anonymous_Sheet_DB__0" table:target-range-address="centered_ion.G6:centered_ion.L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3:44:56.660491404</meta:creation-date>
    <dc:date>2019-06-21T16:13:07.056391522</dc:date>
    <meta:editing-duration>PT11M32S</meta:editing-duration>
    <meta:editing-cycles>2</meta:editing-cycles>
    <meta:generator>LibreOffice/6.0.7.3$Linux_X86_64 LibreOffice_project/00m0$Build-3</meta:generator>
    <meta:document-statistic meta:table-count="1" meta:cell-count="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391cm" svg:height="7.146cm" xlink:href=".." xlink:type="simple" chart:class="chart:line" chart:style-name="ch1">
        <chart:plot-area chart:style-name="ch2" table:cell-range-address="centered_ion.A6:centered_ion.A8 centered_ion.E6:centered_ion.E8" chart:data-source-has-labels="column" svg:x="0.247cm" svg:y="0.142cm" svg:width="11.897cm" svg:height="6.862cm">
          <chartooo:coordinate-region svg:x="0.974cm" svg:y="0.341cm" svg:width="10.89cm" svg:height="6.016cm"/>
          <chart:axis chart:dimension="x" chart:name="primary-x" chart:style-name="ch3" chartooo:axis-type="auto">
            <chartooo:date-scale/>
            <chart:categories table:cell-range-address="centered_ion.A6:centered_ion.A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centered_ion.E6:centered_ion.E8" chart:class="chart:line">
            <chart:data-point chart:repeated="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  <draw:g>
                  <svg:desc>centered_ion.A6:centered_ion.A8</svg:desc>
                </draw:g>
              </table:table-cell>
              <table:table-cell office:value-type="float" office:value="4.504259">
                <text:p>4.504259</text:p>
                <draw:g>
                  <svg:desc>centered_ion.E6:centered_ion.E8</svg:desc>
                </draw:g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4.70407">
                <text:p>4.704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4.836144">
                <text:p>4.836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." xlink:type="simple" chart:class="chart:line" chart:style-name="ch1">
        <chart:plot-area chart:style-name="ch2" table:cell-range-address="centered_ion.G6:centered_ion.G8 centered_ion.L6:centered_ion.L8" chart:data-source-has-labels="column" svg:x="0.259cm" svg:y="0.146cm" svg:width="12.451cm" svg:height="7.013cm">
          <chartooo:coordinate-region svg:x="0.986cm" svg:y="0.345cm" svg:width="11.484cm" svg:height="6.167cm"/>
          <chart:axis chart:dimension="x" chart:name="primary-x" chart:style-name="ch3" chartooo:axis-type="auto">
            <chartooo:date-scale/>
            <chart:categories table:cell-range-address="centered_ion.G6:centered_ion.G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entered_ion.L6:centered_ion.L8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centered_ion.G6:centered_ion.G8</svg:desc>
                </draw:g>
              </table:table-cell>
              <table:table-cell office:value-type="float" office:value="4.763693291">
                <text:p>4.763693291</text:p>
                <draw:g>
                  <svg:desc>centered_ion.L6:centered_ion.L8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